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54f" officeooo:paragraph-rsid="00075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ged object :</text:p>
      <text:p text:style-name="P1"><text:a xlink:type="simple" xlink:href="http://msdn.microsoft.com/en-us/library/ff727801.aspx" text:style-name="Internet_20_link" text:visited-style-name="Visited_20_Internet_20_Link">http://msdn.microsoft.com/en-us/library/ff727801.aspx</text:a></text:p>
      <text:p text:style-name="P1">Printing tagged objects :</text:p>
      <text:p text:style-name="P1">http://msdn.microsoft.com/en-us/library/ff727841.as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0:33:06.724000000</meta:creation-date>
    <dc:date>2014-09-24T10:36:55.132000000</dc:date>
    <meta:editing-duration>PT3M48S</meta:editing-duration>
    <meta:editing-cycles>1</meta:editing-cycles>
    <meta:document-statistic meta:table-count="0" meta:image-count="0" meta:object-count="0" meta:page-count="1" meta:paragraph-count="4" meta:word-count="9" meta:character-count="146" meta:non-whitespace-character-count="141"/>
    <meta:generator>LibreOffice/4.3.1.2$Windows_x86 LibreOffice_project/958349dc3b25111dbca392fbc281a05559ef6848</meta:generator>
  </office:meta>
</office:document-meta>
</file>